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7"/>
    <style:style style:name="P7" style:family="paragraph" style:parent-style-name="Text_20_body" style:list-style-name="L8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Cristóbal Javier Núñez Soriano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completa y correcta. Aplica bien los elementos vistos en clase y aporta soluciones a problemas complejos surgidos en el desarrollo.</text:p>
      <text:p text:style-name="Text_20_body">Arquitectura correcta, buena organización de los elementos del sistema, a mejorar en el caso de las vistas. A veces un poco complejo el rastreo de código pero buena solución en general.</text:p>
      <text:h text:style-name="Heading_20_2" text:outline-level="2">Anotaciones</text:h>
      <text:p text:style-name="Text_20_body">RF:</text:p>
      <text:list xml:id="list2278780957036689206" text:style-name="L1">
        <text:list-item>
          <text:p text:style-name="P1">Acceso correcto.</text:p>
        </text:list-item>
        <text:list-item>
          <text:p text:style-name="P1">Bien el desarrollo de acciones e interacción con el usuario. Vista sencillas de manejar.</text:p>
        </text:list-item>
        <text:list-item>
          <text:p text:style-name="P1">Extendidos:</text:p>
        </text:list-item>
      </text:list>
      <text:list xml:id="list2905746599163903191" text:style-name="L2">
        <text:list-item>
          <text:p text:style-name="P2">Control de autorización</text:p>
        </text:list-item>
      </text:list>
      <text:p text:style-name="Text_20_body"/>
      <text:p text:style-name="Text_20_body">RNF:</text:p>
      <text:list xml:id="list8277534632536634323" text:style-name="L3">
        <text:list-item>
          <text:p text:style-name="P3">Empleo de asociaciones muy completa y adecuada.</text:p>
        </text:list-item>
        <text:list-item>
          <text:p text:style-name="P3">DAOs completos, empleo de HQL correctamente</text:p>
        </text:list-item>
        <text:list-item>
          <text:p text:style-name="P3">Configuración completa</text:p>
        </text:list-item>
        <text:list-item>
          <text:p text:style-name="P3">Bien definición de internacionalización, pendiente incluir mensajes de validaciones de formularios y falta incluir mensajes de error desde controladores.</text:p>
        </text:list-item>
        <text:list-item>
          <text:p text:style-name="P3">Extendidos:</text:p>
          <text:list>
            <text:list-item>
              <text:p text:style-name="P3">Uso de AJAX</text:p>
            </text:list-item>
          </text:list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1468657787775685795" text:style-name="L4">
        <text:list-item>
          <text:p text:style-name="P4">Si no hay traducción se pueden obviar los enlaces de lenguaje</text:p>
        </text:list-item>
        <text:list-item>
          <text:p text:style-name="P4">Posibilidad de ver los documentos de un grupo en la asignación para facilitar la tarea (buscar componente tipo árbol)</text:p>
        </text:list-item>
        <text:list-item>
          <text:p text:style-name="P4">Normalmente la contraseña no se muestra en edición</text:p>
        </text:list-item>
        <text:list-item>
          <text:p text:style-name="P4">Mensajes de validación en alta un poco complejos: -usrAccesoWeb -pwdAccesoWeb</text:p>
        </text:list-item>
      </text:list>
      <text:p text:style-name="Text_20_body"><text:soft-page-break/></text:p>
      <text:p text:style-name="Text_20_body">Navegación / Usabilidad</text:p>
      <text:list xml:id="list8563562610232533583" text:style-name="L5">
        <text:list-item>
          <text:p text:style-name="P5">Con un menú la navegación quedaría mucho más usable</text:p>
        </text:list-item>
        <text:list-item>
          <text:p text:style-name="P5">Si accedo a modo admin no tengo forma (directa) de volver a modo usuario </text:p>
        </text:list-item>
      </text:list>
      <text:p text:style-name="Text_20_body"/>
      <text:p text:style-name="Text_20_body">RNF:</text:p>
      <text:list xml:id="list6094391228463984322" text:style-name="L7">
        <text:list-item>
          <text:p text:style-name="P6">BS con tiles</text:p>
        </text:list-item>
      </text:list>
      <text:p text:style-name="Text_20_body"/>
      <text:p text:style-name="Text_20_body">Adecuación a RF propuestos:</text:p>
      <text:list xml:id="list306950300933205800" text:style-name="L8">
        <text:list-item>
          <text:p text:style-name="P7">Filtrado usuarios</text:p>
        </text:list-item>
        <text:list-item>
          <text:p text:style-name="P7">Tipología de documentos</text:p>
        </text:list-item>
        <text:list-item>
          <text:p text:style-name="P7">Alta/validación de usuarios</text:p>
        </text:list-item>
        <text:list-item>
          <text:p text:style-name="P7">Corre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9T11:40:30</dc:date>
    <dc:creator>Alejandro Jurado</dc:creator>
    <meta:editing-duration>PT2H58M50S</meta:editing-duration>
    <meta:editing-cycles>16</meta:editing-cycles>
    <meta:generator>OpenOffice/4.1.1$Unix OpenOffice.org_project/411m6$Build-9775</meta:generator>
    <meta:document-statistic meta:table-count="0" meta:image-count="0" meta:object-count="0" meta:page-count="2" meta:paragraph-count="37" meta:word-count="240" meta:character-count="1475"/>
  </office:meta>
</office:document-meta>
</file>